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imes New Roman" svg:font-family="'Times New 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officeooo:paragraph-rsid="00051681"/>
    </style:style>
    <style:style style:name="P2" style:family="paragraph" style:parent-style-name="Standard" style:list-style-name="WWNum1">
      <loext:graphic-properties draw:fill="solid" draw:fill-color="#ffffff"/>
      <style:paragraph-properties fo:margin-left="1.27cm" fo:margin-right="0cm" fo:margin-top="0.212cm" fo:margin-bottom="0cm" loext:contextual-spacing="false" fo:line-height="150%" fo:text-indent="-0.635cm" style:auto-text-indent="false" fo:background-color="#ffffff"/>
      <style:text-properties officeooo:paragraph-rsid="00051681"/>
    </style:style>
    <style:style style:name="P3" style:family="paragraph" style:parent-style-name="Standard" style:list-style-name="WWNum1">
      <loext:graphic-properties draw:fill="solid" draw:fill-color="#ffffff"/>
      <style:paragraph-properties fo:margin-left="1.27cm" fo:margin-right="0cm" fo:margin-top="0cm" fo:margin-bottom="0cm" loext:contextual-spacing="false" fo:line-height="150%" fo:text-indent="-0.635cm" style:auto-text-indent="false" fo:background-color="#ffffff"/>
      <style:text-properties officeooo:paragraph-rsid="00051681"/>
    </style:style>
    <style:style style:name="P4" style:family="paragraph" style:parent-style-name="Standard" style:list-style-name="WWNum1">
      <loext:graphic-properties draw:fill="solid" draw:fill-color="#ffffff"/>
      <style:paragraph-properties fo:margin-left="1.27cm" fo:margin-right="0cm" fo:margin-top="0cm" fo:margin-bottom="0.212cm" loext:contextual-spacing="false" fo:line-height="150%" fo:text-indent="-0.635cm" style:auto-text-indent="false" fo:background-color="#ffffff"/>
      <style:text-properties officeooo:paragraph-rsid="00051681"/>
    </style:style>
    <style:style style:name="P5" style:family="paragraph" style:parent-style-name="Standard">
      <style:paragraph-properties fo:margin-left="0cm" fo:margin-right="0cm" fo:line-height="150%" fo:text-indent="0cm" style:auto-text-indent="false"/>
      <style:text-properties style:font-name="Liberation Serif" fo:font-size="12pt" officeooo:paragraph-rsid="0009c974" style:font-size-asian="12pt" style:font-size-complex="12pt"/>
    </style:style>
    <style:style style:name="P6" style:family="paragraph" style:parent-style-name="Standard">
      <style:paragraph-properties fo:margin-left="0cm" fo:margin-right="0cm" fo:line-height="150%" fo:text-indent="0cm" style:auto-text-indent="false"/>
      <style:text-properties officeooo:rsid="000e835b" officeooo:paragraph-rsid="000e835b"/>
    </style:style>
    <style:style style:name="P7" style:family="paragraph" style:parent-style-name="Standard">
      <style:paragraph-properties fo:margin-left="0cm" fo:margin-right="0cm" fo:line-height="150%" fo:text-indent="0cm" style:auto-text-indent="false"/>
      <style:text-properties officeooo:rsid="0013dde3" officeooo:paragraph-rsid="0013dde3"/>
    </style:style>
    <style:style style:name="P8" style:family="paragraph" style:parent-style-name="Standard">
      <style:paragraph-properties fo:margin-left="0cm" fo:margin-right="0cm" fo:line-height="150%" fo:text-indent="0cm" style:auto-text-indent="false"/>
      <style:text-properties officeooo:paragraph-rsid="00051681"/>
    </style:style>
    <style:style style:name="P9" style:family="paragraph" style:parent-style-name="Standard">
      <style:paragraph-properties fo:margin-left="0cm" fo:margin-right="0cm" fo:line-height="150%" fo:text-indent="0cm" style:auto-text-indent="false"/>
      <style:text-properties officeooo:paragraph-rsid="0009c974"/>
    </style:style>
    <style:style style:name="P10" style:family="paragraph" style:parent-style-name="Standard">
      <style:paragraph-properties fo:margin-top="0.423cm" fo:margin-bottom="0.423cm" loext:contextual-spacing="false" fo:line-height="150%"/>
      <style:text-properties officeooo:rsid="00152781" officeooo:paragraph-rsid="00152781"/>
    </style:style>
    <style:style style:name="P11" style:family="paragraph" style:parent-style-name="Standard">
      <style:paragraph-properties fo:margin-top="0.423cm" fo:margin-bottom="0.423cm" loext:contextual-spacing="false" fo:line-height="150%"/>
      <style:text-properties officeooo:paragraph-rsid="00051681"/>
    </style:style>
    <style:style style:name="P12" style:family="paragraph" style:parent-style-name="Standard">
      <style:paragraph-properties fo:margin-top="0.423cm" fo:margin-bottom="0.423cm" loext:contextual-spacing="false" fo:line-height="150%"/>
      <style:text-properties officeooo:paragraph-rsid="001513bf"/>
    </style:style>
    <style:style style:name="P13" style:family="paragraph" style:parent-style-name="Standard">
      <loext:graphic-properties draw:fill="solid" draw:fill-color="#ffffff"/>
      <style:paragraph-properties fo:margin-top="0.212cm" fo:margin-bottom="0.212cm" loext:contextual-spacing="false" fo:line-height="150%" fo:background-color="#ffffff"/>
      <style:text-properties officeooo:paragraph-rsid="00051681"/>
    </style:style>
    <style:style style:name="P14" style:family="paragraph" style:parent-style-name="Standard">
      <style:paragraph-properties fo:margin-top="0cm" fo:margin-bottom="0.423cm" loext:contextual-spacing="false" fo:line-height="150%"/>
      <style:text-properties officeooo:paragraph-rsid="00051681"/>
    </style:style>
    <style:style style:name="P15" style:family="paragraph" style:parent-style-name="Text_20_body">
      <style:text-properties style:font-name="Liberation Serif" fo:font-size="12pt" style:font-size-asian="12pt" style:font-size-complex="12pt"/>
    </style:style>
    <style:style style:name="P16" style:family="paragraph" style:parent-style-name="Text_20_body">
      <style:paragraph-properties fo:margin-top="0.423cm" fo:margin-bottom="0cm" loext:contextual-spacing="false" fo:line-height="179%"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7" style:family="paragraph" style:parent-style-name="Text_20_body" style:list-style-name="L1">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18" style:family="paragraph" style:parent-style-name="Text_20_body">
      <style:paragraph-properties fo:margin-top="0.423cm" fo:margin-bottom="0cm" loext:contextual-spacing="false" fo:line-height="179%" style:writing-mode="lr-tb"/>
      <style:text-properties style:font-name="Liberation Serif" fo:font-size="12pt" fo:font-weight="normal" style:font-size-asian="12pt" style:font-size-complex="12pt"/>
    </style:style>
    <style:style style:name="P19" style:family="paragraph" style:parent-style-name="Text_20_body">
      <loext:graphic-properties draw:fill="solid" draw:fill-color="#ffffff" draw:opacity="100%"/>
      <style:paragraph-properties fo:margin-top="0cm" fo:margin-bottom="0cm" loext:contextual-spacing="false" fo:line-height="179%" fo:background-color="#ffffff" fo:padding="0cm"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21"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2" style:family="paragraph" style:parent-style-name="Text_20_body">
      <loext:graphic-properties draw:fill="solid" draw:fill-color="#ffffff" draw:opacity="100%"/>
      <style:paragraph-properties fo:margin-top="0cm" fo:margin-bottom="0.212cm" loext:contextual-spacing="false" fo:line-height="179%" fo:background-color="#ffffff"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1">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top="0.423cm" fo:margin-bottom="0.423cm" loext:contextual-spacing="false" fo:line-height="179%"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5" style:family="paragraph" style:parent-style-name="Heading_20_1" style:master-page-name="Standard">
      <style:paragraph-properties fo:line-height="150%" style:page-number="1"/>
      <style:text-properties fo:font-variant="normal" fo:text-transform="none" fo:color="#6d9eeb" style:text-line-through-style="none" style:text-line-through-type="none" style:font-name="Liberation Serif" fo:font-size="20pt" fo:font-style="normal" style:text-underline-style="none" fo:font-weight="bold" officeooo:paragraph-rsid="00051681" style:text-blinking="false" fo:background-color="transparent" style:font-size-asian="20pt" style:font-size-complex="20pt"/>
    </style:style>
    <style:style style:name="T1" style:family="text">
      <style:text-properties fo:background-color="#ffffff" loext:char-shading-value="0"/>
    </style:style>
    <style:style style:name="T2" style:family="text">
      <style:text-properties officeooo:rsid="000714f2" fo:background-color="#ffffff" loext:char-shading-value="0"/>
    </style:style>
    <style:style style:name="T3" style:family="text">
      <style:text-properties officeooo:rsid="0007f1bf"/>
    </style:style>
    <style:style style:name="T4" style:family="text">
      <style:text-properties officeooo:rsid="0008e44f"/>
    </style:style>
    <style:style style:name="T5" style:family="text">
      <style:text-properties officeooo:rsid="0009c974"/>
    </style:style>
    <style:style style:name="T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09c974"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0b1186"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00b580d" style:font-style-asian="normal" style:font-weight-asian="normal" style:text-emphasize="none"/>
    </style:style>
    <style:style style:name="T10" style:family="text">
      <style:text-properties officeooo:rsid="000cab55"/>
    </style:style>
    <style:style style:name="T11" style:family="text">
      <style:text-properties officeooo:rsid="000e26bd"/>
    </style:style>
    <style:style style:name="T12" style:family="text">
      <style:text-properties officeooo:rsid="00124af0"/>
    </style:style>
    <style:style style:name="T13" style:family="text">
      <style:text-properties officeooo:rsid="0013dde3"/>
    </style:style>
    <style:style style:name="T14" style:family="text">
      <style:text-properties officeooo:rsid="001513bf"/>
    </style:style>
    <style:style style:name="T15" style:family="text">
      <style:text-properties officeooo:rsid="00152781"/>
    </style:style>
    <style:style style:name="T16" style:family="text">
      <style:text-properties officeooo:rsid="00169c10"/>
    </style:style>
    <style:style style:name="T17" style:family="text">
      <style:text-properties officeooo:rsid="00176136"/>
    </style:style>
    <style:style style:name="T18" style:family="text">
      <style:text-properties fo:font-variant="normal" fo:text-transform="none" fo:color="#000000" style:text-line-through-style="none" style:text-line-through-type="none" style:font-name="Arial" fo:font-size="11pt" fo:font-style="normal" style:text-underline-style="none" style:text-blinking="false" fo:background-color="#ffffff"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ize="11pt" fo:font-style="normal" style:text-underline-style="none" style:text-blinking="false" fo:background-color="#ffffff" loext:char-shading-value="0"/>
    </style:style>
    <style:style style:name="T23"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6" style:family="text">
      <style:text-properties fo:background-color="transparent" loext:char-shading-value="0"/>
    </style:style>
    <style:style style:name="T27" style:family="text">
      <style:text-properties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docs-internal-guid-99901b82-7fff-0479-0792-453b70f7edbb"/>User Evaluation Report</text:p>
      <text:p text:style-name="P18"><text:span text:style-name="T24">The user evaluation stage allowed to classify the user Experience of our Fantasy Premier League Point Predictor App. By user experience we refer to the aspect of the user interaction with the product, and more specifically how a user perceives the system before, during and after interacting with it.</text:span><text:span text:style-name="T21"> </text:span><text:span text:style-name="T25">Since user experiences are subjective to the specific individuals, it was necessary that we conducted evaluations with the right extent, constructs, and methods to enable the data and information received from these studies to assist us in the dimension we required. To evaluate our system, we decided that a heuristic evaluation and a user evaluation of our prototype through focus groups was sufficient to provide us the information that we were looking for regarding the user experience. For the first method, we decided to use the "heuristic markup" technique. To do this, us creator(s) set aside a few hours and took ourselves through the product from beginning to end, as a user might do, with the advantage that we are real users of the system. We then took notes of each individual's observations and discussed the issues and situations encountered.</text:span></text:p>
      <text:p text:style-name="P19">For the second method, we provided the prototype of our system to a limited selection of users, with both technical and non-technical backgrounds and with Fantasy Football experience, allowing them to “use” our product and its functionalities. Following, we organised multiple focus groups with the users to gain information and opinions about their user experiences with the app. The survey was composed mainly of open-ended questions to enquire on thoughts of specific features and experiences with the product, and to discover the users’ opinions on what elements were missing and what features could be added, in addition to general suggestions.</text:p>
      <text:p text:style-name="P22">The above methods were specifically designed and applied to assist us in answering specific questions about the FPL Point Predictor App. There were certain aspects of user experiences that we were more interested in, and we felt that the techniques applied were adequate for retrieving such information. Some of the main questions we were trying to answer in this stage of the development were:</text:p>
      <text:list xml:id="list2481621287" text:style-name="L1">
        <text:list-item>
          <text:p text:style-name="P17"><text:span text:style-name="T26">Utility: Does the user perceive the functionalities in the system as useful and fit for the purpose?</text:span></text:p>
        </text:list-item>
        <text:list-item>
          <text:p text:style-name="P20"><text:soft-page-break/><text:span text:style-name="T26">Usability: Does the user feel that it is easy and efficient to get things done with the system?</text:span></text:p>
        </text:list-item>
        <text:list-item>
          <text:p text:style-name="P20"><text:span text:style-name="T26">Accessible: Is the system accessible and usable for people with disabilities? Are all the features accessible from a screen reader?</text:span></text:p>
        </text:list-item>
        <text:list-item>
          <text:p text:style-name="P21">Aesthetics: Does the user see the system as visually attractive?</text:p>
        </text:list-item>
        <text:list-item>
          <text:p text:style-name="P23">Value: Is the system important to me? What is its value for me?</text:p>
        </text:list-item>
      </text:list>
      <text:p text:style-name="P16">By answering such questions, we were able to get a general collection of opinions and thoughts about the system, highlighting areas in which improvements were required and areas which we had designed adequately which users were satisfied with.</text:p>
      <text:p text:style-name="P15"/>
      <text:p text:style-name="P16">We chose to do the “heuristic markup” technique as we lacked the resources to hire "usability experts" required to complete other heuristic evaluations and because we had such a short space of time to complete the user evaluation. Ideally, we would have used a more involved method such as observation, or interviews. Unfortunately, time and organizational constraints prevented us from being able to undertake these methods.</text:p>
      <text:p text:style-name="P15"/>
      <text:p text:style-name="P16">Our users were overall quite happy with the app. From analysing the results of the focus groups, we found that every user found the app we created superior to the any similar existing FPL Point Prediction app. However, this statistic should be taken with a pinch of salt due to the small sample size. We were also happy with the results of our heuristic evaluation. We found no major issues with the app we developed, and we uncovered some issues that prepared us for the feedback received by the user evaluation.</text:p>
      <text:p text:style-name="P15"/>
      <text:p text:style-name="P16">The most popular feature among the ones we implemented was the search functionality. We decided to implement a search bar that did not require exact matches but would find players as you typed in their name, for example “ca” in the search bar would show “Calvert-Lewin”, “Cantwell”, “Cathcart”, “Capoue” and “Carlo Sanchez”, and users found this very helpful as it does not require them to remember the exact full name of the players they are looking for. However, the search functionality was not perfectly implemented. Some users complained about the fact that if there is a <text:soft-page-break/>typo in the search, the player is not found. For instance, if the user makes a mistake and searches for “Pakki”, the real player “Pukki” will not appear. We do believe that this would be an improvement to the search functionality and could be added in a future version update to the app.</text:p>
      <text:p text:style-name="P15"/>
      <text:p text:style-name="P16">Users also had another piece of feedback about the search functionality: the lack of an autocomplete feature. We discovered that users like to receive constant feedback about what they are doing, and the exclusion of autocomplete made the search bar's feedback lacklustre. Autocomplete also gives users the ability to "explore" all the available players by typing in one character and seeing what suggestions pop up. We did not consider this use case when we were developing the prototype, nor when we were doing the requirements gathering.</text:p>
      <text:p text:style-name="P15"/>
      <text:p text:style-name="P16">One of the most common issues we found amongst the users that participated in our user studies was the missing feature to view the players according to their position. When initially designing the app and the UI mock-ups, it was always part of the plan to include such a feature, unfortunately we encountered a problem with the player data set we found and used for the entire app, as it included numerous different features and attributes for each player and each game week but it was missing the “position” field. After many hours and days of searching for a more adequate set, since nothing better was found and the set we had did contain everything we needed but that specific field, we decided to overlook it and scrap the position feature of the players and continue on with the development of the app. If more time was available, we could have created a scraping script to retrieve this data from the official Fantasy Premier League website.</text:p>
      <text:p text:style-name="P15"/>
      <text:p text:style-name="P16">We found that the app’s flow was one of the most successful points. No users found it anything other than easy to navigate the app, and most of them even strongly agreed when asked if it was intuitive. We were very happy with this point because it was one of the biggest problems we found that users had with other Fantasy Football apps when we performed our requirements gathering.</text:p>
      <text:p text:style-name="P15"/>
      <text:p text:style-name="P16"><text:soft-page-break/>The app display itself proved to be one of our preferred points. After conducting the requirements report, we decided that minimalism would be a good approach to use when developing the prototype, because we found users are generally overwhelmed by all of the options that some similar apps contain. We turned out to be correct in making this assumption as the users were very happy with the base functionality of the app. Users only explained how ideally they would prefer the App to include a Fantasy Football Managing System through which they can log in and select their weekly lineup while visualising player predictions all in the one app. This aspect we anticipated to receive complaints about because we noticed it when performing the heuristic evaluation.</text:p>
      <text:p text:style-name="P15"/>
      <text:p text:style-name="P16">People also found the minimalistic UI approach we took to be very pleasing and intuitive in general, aside from the issues mentioned above about the missing managing feature. We were happy with this, because we suspected that the overwhelming UI filled with controls provided by similar Fantasy Football apps was one of their weak points. The minimalist approach applied to the main page was popular among users. It does not clutter the screen with seldom used options, it is simply a search bar and a sort button.</text:p>
      <text:p text:style-name="P15"/>
      <text:p text:style-name="P16">Users were also very satisfied with our selected colour scheme. Almost all of them really liked how we used the official Fantasy Premier League colours , while also keeping a minimalistic design for the list.</text:p>
      <text:p text:style-name="P15"/>
      <text:p text:style-name="P16">We also discovered some points in our heuristic evaluation that did not appear in the feedback given by real users. The issue in question was the lack of good documentation on how to use the system. We did not document what exactly users could search for (player names), nor did we document the search functions ability to find matches before searching all the name. This feature may have been intuitive for technical users, but we fear that non-technical users may have problems with it.</text:p>
      <text:p text:style-name="P15"/>
      <text:p text:style-name="P16"><text:soft-page-break/>We learnt a lot as a result of conducting the user evaluation studies. Some of the issues we learnt about were somewhat anticipated, but some of the issues uncovered (in particular by the "real" user evaluation) turned out to be both unexpected and invaluable. Our users brought up a number of issues that we had not considered during the requirements gathering and implementation stages. This was a valuable lesson.</text:p>
      <text:p text:style-name="P15"/>
      <text:p text:style-name="P24">As a result of conducting the user evaluation, we gathered plenty of invaluable feedback. Taking that into account, there are a few important changes we would make to the user interface of the app.</text:p>
      <text:p text:style-name="P24">The app would undergo an overhaul. As we had minimalism in mind when designing the app, it simply includes too few functionalities and in the future we could add a Fantasy Football Managing functionality. Hence, we would add the possibility for the user to log in to an account and set their weekly lineups, while also being able to easily switch to the Points Prediction feature,</text:p>
      <text:p text:style-name="P24">We would introduce a few changes to the search function, one of them being the inclusion of the autocomplete feature. Currently, it is difficult for the user to determine if a player they are typing in is correct. Additionally, we would also improve this to allow typos in the searches and still display player names that are more or less close to the searched name.</text:p>
      <text:p text:style-name="P24">One other major issue we would tackle would be the allowing users to view players and their respective predictions according to their positions, this is a must since in many Fantasy Football Leagues users have to select a lineup based on the position of the players and being able to compare only players of specific positions such as “Goalkeeper, “Defender”, “Midfielder” and “Attacker” would be a useful functionality to the users of the App.</text:p>
      <text:p text:style-name="P16">When reflecting over the project as a whole, we should have delved deeper when gathering requirements. Had we been more attentive when setting our requirements, our users may have been able to give a more detailed review about larger issues rather than the general ones, which would <text:soft-page-break/>have made user feedback even more useful. It also would’ve made the project more organised from the beginning.</text:p>
      <text:p text:style-name="P15"/>
      <text:p text:style-name="P16">Overall, many lessons were learnt throughout the user studies. There are many aspects of the app that we would tackle differently, although positive results were obtained in many aspects. This being said, due to lack of time, many of these features will not be included in the first version release of the app but after the submission of the project and the presentation, we will definitely dive into the project again and introduce these features one at a time to help create a more popular successful app for our users.</text:p>
      <text:p text:style-name="P15"><text:span text:style-name="T2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imes New Roman" svg:font-family="'Times New 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color="#6d9eeb" fo:font-size="20pt" style:font-size-asian="20pt" style:font-size-complex="2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6:21:07.120178743</meta:creation-date>
    <dc:date>2020-02-24T19:30:35.729694797</dc:date>
    <meta:editing-duration>PT2H25M54S</meta:editing-duration>
    <meta:editing-cycles>20</meta:editing-cycles>
    <meta:generator>LibreOffice/6.0.7.3$Linux_X86_64 LibreOffice_project/00m0$Build-3</meta:generator>
    <meta:document-statistic meta:table-count="0" meta:image-count="0" meta:object-count="0" meta:page-count="6" meta:paragraph-count="28" meta:word-count="1899" meta:character-count="11293" meta:non-whitespace-character-count="9425"/>
  </office:meta>
</office:document-meta>
</file>